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07df1f" officeooo:paragraph-rsid="0007df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dcf9c" officeooo:paragraph-rsid="001dcf9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8704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956a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a29b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c229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e206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ea94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normal" officeooo:rsid="000f6ec8" officeooo:paragraph-rsid="000f6e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f6ec8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9b5f1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0eb88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1dcf9c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f6ec8" officeooo:paragraph-rsid="000f6ec8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0f929b" officeooo:paragraph-rsid="000f929b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064e4" officeooo:paragraph-rsid="001064e4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064e4" officeooo:paragraph-rsid="0011ee37"/>
    </style:style>
    <style:style style:name="T1" style:family="text">
      <style:text-properties officeooo:rsid="000808c5"/>
    </style:style>
    <style:style style:name="T2" style:family="text">
      <style:text-properties officeooo:rsid="000956ac"/>
    </style:style>
    <style:style style:name="T3" style:family="text">
      <style:text-properties officeooo:rsid="000a29b6"/>
    </style:style>
    <style:style style:name="T4" style:family="text">
      <style:text-properties officeooo:rsid="000c229f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ea94e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0112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1ee3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2d8a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9b5f1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064e4" style:font-size-asian="10.5pt" style:font-weight-asian="normal" style:font-size-complex="12pt" style:font-weight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4pt" fo:font-weight="bold" officeooo:rsid="001dcf9c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wards Manual </text:span>Software <text:span text:style-name="T1">Parallelization Assistance Solution</text:span></text:p>
      <text:p text:style-name="P4"><text:tab/>Despite decades of continued research and engineering efforts into automatic software parallelization methods at the moment the task is still largely dependent upon an expert programmer <text:s/>involvement.</text:p>
      <text:p text:style-name="P4"/>
      <text:p text:style-name="P5"><text:span text:style-name="T2">Functional programming </text:span></text:p>
      <text:p text:style-name="P5"/>
      <text:p text:style-name="P5"/>
      <text:p text:style-name="P5"><text:span text:style-name="T3">Parallel Patterns Library <text:s/></text:span><text:s/></text:p>
      <text:p text:style-name="P3"/>
      <text:p text:style-name="P3"/>
      <text:p text:style-name="P8"><text:span text:style-name="T3">In the modern computing world the manual software parallelization can be done in countless number of ways. A programmer is free to choose any software parallelization framework, which meets the target criteria. <text:s text:c="2"/></text:span></text:p>
      <text:p text:style-name="P8"/>
      <text:p text:style-name="P8"><text:span text:style-name="T3">At the different levels of granularity as well as at the different layers of the software stack. The closer the level to the target hardware the more hardware target-specific details it requires and hence the harder it is to a programmer to harness all the </text:span></text:p>
      <text:p text:style-name="P6"/>
      <text:p text:style-name="P9">Lower-level parallel programming models</text:p>
      <text:p text:style-name="P7"><text:span text:style-name="T4">OS level, UNIX systems, POSIX threads (Pthreads) – C language programming types and procedure calls</text:span></text:p>
      <text:p text:style-name="P7"/>
      <text:p text:style-name="P7"><text:span text:style-name="T4"><text:s text:c="8"/></text:span><text:s text:c="3"/></text:p>
      <text:p text:style-name="P10"><text:span text:style-name="T6">Algorithmic skeletons and high-level parallelism patterns are at the closest to the human reasoning level. </text:span>Starting from a basic set of patterns (skeletons), more complex patterns can be built by combining the basic ones. <text:span text:style-name="T6"><text:s/></text:span></text:p>
      <text:p text:style-name="P10"><text:span text:style-name="T6"/></text:p>
      <text:p text:style-name="P14"><text:span text:style-name="T6">S</text:span><text:span text:style-name="T5">keletons are provided either as language constructs (domain-specific language and its compiler) or libraries. The latter is a more recent trend. <text:s/></text:span></text:p>
      <text:p text:style-name="P10"><text:span text:style-name="T6"/></text:p>
      <text:p text:style-name="P14"><text:span text:style-name="T6">T</text:span><text:span text:style-name="T5">here is a vast array of different parallel programming libraries implementing the ideas of available </text:span></text:p>
      <text:p text:style-name="P14"><text:span text:style-name="T5"/></text:p>
      <text:p text:style-name="P15"><text:span text:style-name="T5">Skeletons: map, reduce, zip, fold, pipe, </text:span><text:span text:style-name="T7">butterfly</text:span></text:p>
      <text:p text:style-name="P15"><text:span text:style-name="T5">farm, divide &amp; conquer, stencil, wavefront, <text:s/>gather, scatter,</text:span></text:p>
      <text:p text:style-name="P15"><text:soft-page-break/><text:span text:style-name="T5"/></text:p>
      <text:p text:style-name="P12"><text:span text:style-name="T11">While lower-level parallel programming models such as STL threads, POSIX threads, OpenMP, MPI hide specific details of the underlying parallel hardware platform, </text:span><text:span text:style-name="T8">they stiil leave a programmer with a number of challenges to address. The list of challenges is long: </text:span><text:span text:style-name="T11">problem partitioning, load balancing, communications, </text:span><text:span text:style-name="T8">synchronization and race conditions, memory issues, I/O issues, etc. When a programmer chooses to use higher-level parallel algorithmic patterns thesement skills.<text:line-break/>Ability to optimize algorithms for GPU.<text:line-break/>Knowledge of graphics pipeline.<text:line-break/>Knowledge 3D API (Vulkan \ OpenGL). challenges go under the hood and are handled either by the language or the library implementing them. A programmer still needs to have a thorough understanding of an algorithmic pattern he is going to use and how to partition a problem </text:span><text:span text:style-name="T9">to</text:span><text:span text:style-name="T8"> frame it into the pattern, but </text:span><text:span text:style-name="T9">this task is a way easier. </text:span><text:span text:style-name="T8"><text:s text:c="4"/></text:span><text:span text:style-name="T11"><text:s text:c="2"/></text:span></text:p>
      <text:p text:style-name="P17"><text:span text:style-name="T5"/></text:p>
      <text:p text:style-name="P11"><text:span text:style-name="T10">Higher order constructs</text:span><text:span text:style-name="T5">ment skills.<text:line-break/>Ability to optimize algorithms for GPU.<text:line-break/>Knowledge of graphics pipeline.<text:line-break/>Knowledge 3D API (Vulkan \ OpenGL).</text:span></text:p>
      <text:p text:style-name="P16"><text:span text:style-name="T5"/></text:p>
      <text:p text:style-name="P13"><text:span text:style-name="T13">Fold</text:span>ment skills.<text:line-break/>Ability to optimize algorithms for GPU.<text:line-break/>Knowledge of graphics pipeline.<text:line-break/>Knowledge 3D API (Vulkan \ OpenGL).</text:p>
      <text:p text:style-name="P2"/>
      <text:p text:style-name="P2">ment skills.<text:line-break/>Ability to optimize algorithms for GPU.<text:line-break/>Knowledge of graphics pipeline.<text:line-break/>Knowledge 3D API (Vulkan \ OpenG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13:27.745289146</meta:creation-date>
    <dc:date>2020-03-15T19:20:34.297260723</dc:date>
    <meta:editing-duration>P1DT8H20M43S</meta:editing-duration>
    <meta:editing-cycles>4</meta:editing-cycles>
    <meta:generator>LibreOffice/6.1.4.2$Linux_X86_64 LibreOffice_project/10$Build-2</meta:generator>
    <meta:document-statistic meta:table-count="0" meta:image-count="0" meta:object-count="0" meta:page-count="2" meta:paragraph-count="18" meta:word-count="410" meta:character-count="2791" meta:non-whitespace-character-count="2363"/>
  </office:meta>
</office:document-meta>
</file>